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E315EDB187116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" svg:font-family="'Linux Libertine', Georgia, Times, serif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59580" style:font-size-asian="7pt" style:font-size-complex="7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6b8cd" style:font-size-asian="7pt" style:font-size-complex="7pt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a419c" style:font-size-asian="7pt" style:font-size-complex="7pt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be995" style:font-size-asian="7pt" style:font-size-complex="7pt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ca23c" style:font-size-asian="7pt" style:font-size-complex="7pt" loext:padding="0in" loext:border="none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dc940" style:font-size-asian="7pt" style:font-size-complex="7pt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36334" style:font-size-asian="7pt" style:font-size-complex="7pt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42f0b" style:font-size-asian="7pt" style:font-size-complex="7pt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59aa8" style:font-size-asian="7pt" style:font-size-complex="7pt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70653" style:font-size-asian="7pt" style:font-size-complex="7pt" loext:padding="0in" loext:border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a9241" style:font-size-asian="7pt" style:font-size-complex="7pt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e2b34" style:font-size-asian="7pt" style:font-size-complex="7pt" loext:padding="0in" loext:border="non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f9926" style:font-size-asian="7pt" style:font-size-complex="7pt" loext:padding="0in" loext:border="non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354476" style:font-size-asian="7pt" style:font-size-complex="7pt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09e67" style:font-size-asian="7pt" style:font-size-complex="7pt" loext:padding="0in" loext:border="none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3ac74" style:font-size-asian="7pt" style:font-size-complex="7pt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b0ef" style:font-size-asian="7pt" style:font-size-complex="7pt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65b02" style:font-size-asian="7pt" style:font-size-complex="7pt" loext:padding="0in" loext:border="none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822d9" style:font-size-asian="7pt" style:font-size-complex="7pt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9cc50" style:font-size-asian="7pt" style:font-size-complex="7pt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b6946" style:font-size-asian="7pt" style:font-size-complex="7pt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13ac0" style:font-size-asian="7pt" style:font-size-complex="7pt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2ac31" style:font-size-asian="7pt" style:font-size-complex="7pt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31741" style:font-size-asian="7pt" style:font-size-complex="7pt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4e51e" style:font-size-asian="7pt" style:font-size-complex="7pt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8a36" style:font-size-asian="7pt" style:font-size-complex="7pt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eeba" style:font-size-asian="7pt" style:font-size-complex="7pt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29619" style:font-size-asian="7pt" style:font-size-complex="7pt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55365" style:font-size-asian="7pt" style:font-size-complex="7pt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58b9" style:font-size-asian="7pt" style:font-size-complex="7pt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7b226" style:font-size-asian="7pt" style:font-size-complex="7pt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/>
    </style:style>
    <style:style style:name="P35" style:family="paragraph" style:parent-style-name="Standard">
      <style:text-properties fo:color="#2f5361" loext:opacity="100%" style:font-name="Noto Sans Light" fo:font-size="7pt" fo:font-weight="bold" style:font-size-asian="7pt" style:font-weight-asian="bold" style:font-size-complex="7pt" style:font-weight-complex="bold"/>
    </style:style>
    <style:style style:name="P36" style:family="paragraph" style:parent-style-name="Standard">
      <style:text-properties fo:color="#2f5361" loext:opacity="100%" style:font-name="Noto Sans Light" fo:font-size="7pt" fo:font-weight="bold" officeooo:paragraph-rsid="00159580" style:font-size-asian="7pt" style:font-weight-asian="bold" style:font-size-complex="7pt" style:font-weight-complex="bold"/>
    </style:style>
    <style:style style:name="P37" style:family="paragraph" style:parent-style-name="Standard">
      <style:text-properties fo:color="#2f5361" loext:opacity="100%" style:font-name="Noto Sans Light" fo:font-size="7pt" fo:font-weight="bold" officeooo:paragraph-rsid="0016b8cd" style:font-size-asian="7pt" style:font-weight-asian="bold" style:font-size-complex="7pt" style:font-weight-complex="bold"/>
    </style:style>
    <style:style style:name="P38" style:family="paragraph" style:parent-style-name="Standard">
      <style:text-properties fo:color="#2f5361" loext:opacity="100%" style:font-name="Noto Sans Light" fo:font-size="7pt" fo:font-weight="bold" officeooo:paragraph-rsid="0018a38e" style:font-size-asian="7pt" style:font-weight-asian="bold" style:font-size-complex="7pt" style:font-weight-complex="bold"/>
    </style:style>
    <style:style style:name="P39" style:family="paragraph" style:parent-style-name="Standard">
      <style:text-properties fo:color="#2f5361" loext:opacity="100%" style:font-name="Noto Sans Light" fo:font-size="7pt" fo:font-weight="bold" officeooo:paragraph-rsid="00235ad3" style:font-size-asian="7pt" style:font-weight-asian="bold" style:font-size-complex="7pt" style:font-weight-complex="bold"/>
    </style:style>
    <style:style style:name="P40" style:family="paragraph" style:parent-style-name="Standard">
      <style:text-properties fo:color="#2f5361" loext:opacity="100%" style:font-name="Noto Sans Light" fo:font-size="7pt" fo:font-weight="bold" officeooo:paragraph-rsid="00289b26" style:font-size-asian="7pt" style:font-weight-asian="bold" style:font-size-complex="7pt" style:font-weight-complex="bold"/>
    </style:style>
    <style:style style:name="P41" style:family="paragraph" style:parent-style-name="Standard">
      <style:text-properties fo:color="#2f5361" loext:opacity="100%" style:font-name="Noto Sans Light" fo:font-size="7pt" fo:font-weight="bold" officeooo:paragraph-rsid="0034c31a" style:font-size-asian="7pt" style:font-weight-asian="bold" style:font-size-complex="7pt" style:font-weight-complex="bold"/>
    </style:style>
    <style:style style:name="P42" style:family="paragraph" style:parent-style-name="Standard">
      <style:text-properties fo:color="#2f5361" loext:opacity="100%" style:font-name="Noto Sans Light" fo:font-size="7pt" fo:font-weight="bold" officeooo:paragraph-rsid="00703970" style:font-size-asian="7pt" style:font-weight-asian="bold" style:font-size-complex="7pt" style:font-weight-complex="bold"/>
    </style:style>
    <style:style style:name="P43" style:family="paragraph" style:parent-style-name="Standard">
      <style:text-properties fo:color="#2f5361" loext:opacity="100%" style:font-name="Noto Sans Light" fo:font-size="7pt" fo:font-weight="bold" officeooo:paragraph-rsid="007ffb71" style:font-size-asian="7pt" style:font-weight-asian="bold" style:font-size-complex="7pt" style:font-weight-complex="bold"/>
    </style:style>
    <style:style style:name="P44" style:family="paragraph" style:parent-style-name="Standard">
      <style:text-properties fo:color="#2f5361" loext:opacity="100%" style:font-name="Noto Sans Light" fo:font-size="7pt" fo:font-weight="bold" officeooo:paragraph-rsid="00855365" style:font-size-asian="7pt" style:font-weight-asian="bold" style:font-size-complex="7pt" style:font-weight-complex="bold"/>
    </style:style>
    <style:style style:name="P45" style:family="paragraph" style:parent-style-name="Standard">
      <style:text-properties fo:color="#2f5361" loext:opacity="100%" style:font-name="Noto Sans Light" fo:font-size="7pt" fo:font-weight="bold" officeooo:paragraph-rsid="0086e2e8" style:font-size-asian="7pt" style:font-weight-asian="bold" style:font-size-complex="7pt" style:font-weight-complex="bold"/>
    </style:style>
    <style:style style:name="P46" style:family="paragraph" style:parent-style-name="Standard">
      <style:text-properties fo:color="#2f5361" loext:opacity="100%" style:font-name="Noto Sans Light" fo:font-size="7pt" fo:font-weight="bold" officeooo:paragraph-rsid="00e5814c" style:font-size-asian="7pt" style:font-weight-asian="bold" style:font-size-complex="7pt" style:font-weight-complex="bold"/>
    </style:style>
    <style:style style:name="P47" style:family="paragraph" style:parent-style-name="Standard">
      <style:text-properties fo:color="#2f5361" loext:opacity="100%" style:font-name="Noto Sans Light" fo:font-size="7pt" officeooo:paragraph-rsid="004036f1" style:font-size-asian="7pt" style:font-size-complex="7pt"/>
    </style:style>
    <style:style style:name="P48" style:family="paragraph" style:parent-style-name="Standard">
      <style:text-properties style:font-name="Noto Sans Light" fo:font-size="7pt" style:font-size-asian="7pt" style:font-size-complex="7pt"/>
    </style:style>
    <style:style style:name="P49" style:family="paragraph" style:parent-style-name="Standard">
      <style:text-properties style:font-name="Noto Sans Light" fo:font-size="7pt" officeooo:paragraph-rsid="00159580" style:font-size-asian="7pt" style:font-size-complex="7pt"/>
    </style:style>
    <style:style style:name="P50" style:family="paragraph" style:parent-style-name="Standard">
      <style:text-properties style:font-name="Noto Sans Light" fo:font-size="7pt" officeooo:paragraph-rsid="004c4451" style:font-size-asian="7pt" style:font-size-complex="7pt"/>
    </style:style>
    <style:style style:name="P51" style:family="paragraph" style:parent-style-name="Standard">
      <style:text-properties style:font-name="Noto Sans Light" fo:font-size="7pt" officeooo:paragraph-rsid="0087b226" style:font-size-asian="7pt" style:font-size-complex="7pt"/>
    </style:style>
    <style:style style:name="P52" style:family="paragraph" style:parent-style-name="Standard">
      <style:text-properties style:font-name="Noto Sans Light" fo:font-size="7pt" officeooo:paragraph-rsid="0089f2a6" style:font-size-asian="7pt" style:font-size-complex="7pt"/>
    </style:style>
    <style:style style:name="P5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0447d9a"/>
    </style:style>
    <style:style style:name="P54" style:family="paragraph" style:parent-style-name="Standard">
      <style:text-properties fo:color="#2f5361" loext:opacity="100%" style:font-name="Noto Sans Light" fo:font-size="7pt" fo:font-weight="bold" officeooo:paragraph-rsid="004036f1" style:font-size-asian="7pt" style:font-weight-asian="bold" style:font-size-complex="7pt" style:font-weight-complex="bold"/>
    </style:style>
    <style:style style:name="P55" style:family="paragraph" style:parent-style-name="Standard">
      <style:text-properties style:font-name="Noto Sans Light1" fo:font-size="7pt" style:font-size-asian="7pt" style:font-size-complex="7pt" loext:padding="0in" loext:border="none"/>
    </style:style>
    <style:style style:name="P5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 loext:padding="0in" loext:border="none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paragraph-properties fo:text-align="center"/>
      <style:text-properties fo:font-size="12pt"/>
    </style:style>
    <style:style style:name="P59" style:family="paragraph">
      <loext:graphic-properties draw:fill="none" draw:fill-color="#ffffff"/>
      <style:paragraph-properties fo:text-align="center"/>
    </style:style>
    <style:style style:name="P60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P61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62" style:family="paragraph">
      <loext:graphic-properties draw:fill-color="#73ba25"/>
    </style:style>
    <style:style style:name="T1" style:family="text">
      <style:text-properties fo:color="#2f5361" loext:opacity="100%" fo:font-weight="bold" style:font-weight-asian="bold" style:font-weight-complex="bold"/>
    </style:style>
    <style:style style:name="T2" style:family="text">
      <style:text-properties fo:color="#2f5361" loext:opacity="100%" fo:font-weight="bold" officeooo:rsid="0087b226" style:font-weight-asian="bold" style:font-weight-complex="bold"/>
    </style:style>
    <style:style style:name="T3" style:family="text">
      <style:text-properties fo:color="#2f5361" loext:opacity="100%" fo:font-weight="bold" officeooo:rsid="00c56815" style:font-weight-asian="bold" style:font-weight-complex="bold"/>
    </style:style>
    <style:style style:name="T4" style:family="text">
      <style:text-properties fo:color="#2f5361" loext:opacity="100%" fo:font-weight="bold" officeooo:rsid="00d2afa4" style:font-weight-asian="bold" style:font-weight-complex="bold"/>
    </style:style>
    <style:style style:name="T5" style:family="text">
      <style:text-properties fo:color="#2f5361" loext:opacity="100%" style:font-name="Noto Sans Light1" fo:font-weight="bold" style:font-weight-asian="bold" style:font-weight-complex="bold" loext:padding="0in" loext:border="none"/>
    </style:style>
    <style:style style:name="T6" style:family="text">
      <style:text-properties fo:color="#2f5361" loext:opacity="100%" style:font-name="Noto Sans Light1" fo:font-weight="bold" officeooo:rsid="00d2afa4" style:font-weight-asian="bold" style:font-weight-complex="bold" loext:padding="0in" loext:border="none"/>
    </style:style>
    <style:style style:name="T7" style:family="text">
      <style:text-properties fo:color="#2f5361" loext:opacity="100%" style:font-name="Noto Sans Light1" fo:font-weight="bold" officeooo:rsid="00d2b09b" style:font-weight-asian="bold" style:font-weight-complex="bold" loext:padding="0in" loext:border="none"/>
    </style:style>
    <style:style style:name="T8" style:family="text">
      <style:text-properties fo:color="#2f5361" loext:opacity="100%" style:font-name="Noto Sans Light1" fo:font-weight="bold" officeooo:rsid="00d479ba" style:font-weight-asian="bold" style:font-weight-complex="bold" loext:padding="0in" loext:border="none"/>
    </style:style>
    <style:style style:name="T9" style:family="text">
      <style:text-properties fo:color="#2f5361" loext:opacity="100%" style:font-name="Noto Sans Light1" fo:font-weight="bold" officeooo:rsid="00d74c1a" style:font-weight-asian="bold" style:font-weight-complex="bold" loext:padding="0in" loext:border="none"/>
    </style:style>
    <style:style style:name="T10" style:family="text">
      <style:text-properties fo:color="#2f5361" loext:opacity="100%" style:font-name="Noto Sans Light1" fo:font-weight="bold" officeooo:rsid="00da6cc4" style:font-weight-asian="bold" style:font-weight-complex="bold" loext:padding="0in" loext:border="none"/>
    </style:style>
    <style:style style:name="T11" style:family="text">
      <style:text-properties officeooo:rsid="00e13d36"/>
    </style:style>
    <style:style style:name="T12" style:family="text">
      <style:text-properties officeooo:rsid="000a67a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87b226" style:font-weight-asian="bold" style:font-weight-complex="bold"/>
    </style:style>
    <style:style style:name="T15" style:family="text">
      <style:text-properties fo:font-weight="bold" officeooo:rsid="00cc5063" style:font-weight-asian="bold" style:font-weight-complex="bold"/>
    </style:style>
    <style:style style:name="T16" style:family="text">
      <style:text-properties style:font-name="Noto Sans Light1" fo:font-size="7pt" style:font-size-asian="7pt" style:font-size-complex="7pt" loext:padding="0in" loext:border="none"/>
    </style:style>
    <style:style style:name="T17" style:family="text">
      <style:text-properties style:font-name="Noto Sans Light1" fo:font-size="7pt" officeooo:rsid="00cdf858" style:font-size-asian="7pt" style:font-size-complex="7pt" loext:padding="0in" loext:border="none"/>
    </style:style>
    <style:style style:name="T18" style:family="text">
      <style:text-properties style:font-name="Noto Sans Light1" loext:padding="0in" loext:border="none"/>
    </style:style>
    <style:style style:name="T19" style:family="text">
      <style:text-properties style:font-name="Noto Sans Light1" fo:font-weight="bold" style:font-weight-asian="bold" style:font-weight-complex="bold" loext:padding="0in" loext:border="none"/>
    </style:style>
    <style:style style:name="T20" style:family="text">
      <style:text-properties style:font-name="Noto Sans Light1" fo:font-weight="bold" officeooo:rsid="00cc5063" style:font-weight-asian="bold" style:font-weight-complex="bold" loext:padding="0in" loext:border="none"/>
    </style:style>
    <style:style style:name="T21" style:family="text">
      <style:text-properties style:font-name="Noto Sans Light1" officeooo:rsid="0078db52" loext:padding="0in" loext:border="none"/>
    </style:style>
    <style:style style:name="T22" style:family="text">
      <style:text-properties style:font-name="Noto Sans Light1" officeooo:rsid="00884152" loext:padding="0in" loext:border="none"/>
    </style:style>
    <style:style style:name="T23" style:family="text">
      <style:text-properties style:font-name="Noto Sans Light1" officeooo:rsid="0089f2a6" loext:padding="0in" loext:border="none"/>
    </style:style>
    <style:style style:name="T24" style:family="text">
      <style:text-properties style:font-name="Noto Sans Light1" officeooo:rsid="008c9ebf" loext:padding="0in" loext:border="none"/>
    </style:style>
    <style:style style:name="T25" style:family="text">
      <style:text-properties style:font-name="Noto Sans Light1" officeooo:rsid="008d5e1c" loext:padding="0in" loext:border="none"/>
    </style:style>
    <style:style style:name="T26" style:family="text">
      <style:text-properties style:font-name="Noto Sans Light1" officeooo:rsid="00a4aa0b" loext:padding="0in" loext:border="none"/>
    </style:style>
    <style:style style:name="T27" style:family="text">
      <style:text-properties style:font-name="Noto Sans Light1" officeooo:rsid="00ab211f" loext:padding="0in" loext:border="none"/>
    </style:style>
    <style:style style:name="T28" style:family="text">
      <style:text-properties style:font-name="Noto Sans Light1" officeooo:rsid="00ad20a6" loext:padding="0in" loext:border="none"/>
    </style:style>
    <style:style style:name="T29" style:family="text">
      <style:text-properties style:font-name="Noto Sans Light1" officeooo:rsid="00aee1ce" loext:padding="0in" loext:border="none"/>
    </style:style>
    <style:style style:name="T30" style:family="text">
      <style:text-properties style:font-name="Noto Sans Light1" officeooo:rsid="00b09590" loext:padding="0in" loext:border="none"/>
    </style:style>
    <style:style style:name="T31" style:family="text">
      <style:text-properties style:font-name="Noto Sans Light1" officeooo:rsid="00b65487" loext:padding="0in" loext:border="none"/>
    </style:style>
    <style:style style:name="T32" style:family="text">
      <style:text-properties style:font-name="Noto Sans Light1" officeooo:rsid="00b7315a" loext:padding="0in" loext:border="none"/>
    </style:style>
    <style:style style:name="T33" style:family="text">
      <style:text-properties style:font-name="Noto Sans Light1" officeooo:rsid="00de0209" loext:padding="0in" loext:border="none"/>
    </style:style>
    <style:style style:name="T34" style:family="text">
      <style:text-properties loext:padding="0in" loext:border="none"/>
    </style:style>
    <style:style style:name="T35" style:family="text">
      <style:text-properties officeooo:rsid="0035b1b0"/>
    </style:style>
    <style:style style:name="T36" style:family="text">
      <style:text-properties officeooo:rsid="007b9e30"/>
    </style:style>
    <style:style style:name="T37" style:family="text">
      <style:text-properties officeooo:rsid="00847df9"/>
    </style:style>
    <style:style style:name="T38" style:family="text">
      <style:text-properties officeooo:rsid="0086e2e8"/>
    </style:style>
    <style:style style:name="T39" style:family="text">
      <style:text-properties officeooo:rsid="0087b226"/>
    </style:style>
    <style:style style:name="T40" style:family="text">
      <style:text-properties officeooo:rsid="0089f2a6"/>
    </style:style>
    <style:style style:name="T41" style:family="text">
      <style:text-properties officeooo:rsid="009d7c90"/>
    </style:style>
    <style:style style:name="T42" style:family="text">
      <style:text-properties officeooo:rsid="009e24ae"/>
    </style:style>
    <style:style style:name="T43" style:family="text">
      <style:text-properties officeooo:rsid="009e3b48"/>
    </style:style>
    <style:style style:name="T44" style:family="text">
      <style:text-properties officeooo:rsid="00a2ece6"/>
    </style:style>
    <style:style style:name="T45" style:family="text">
      <style:text-properties officeooo:rsid="00a5e080"/>
    </style:style>
    <style:style style:name="T46" style:family="text">
      <style:text-properties officeooo:rsid="00a69929"/>
    </style:style>
    <style:style style:name="T47" style:family="text">
      <style:text-properties officeooo:rsid="00a7360c"/>
    </style:style>
    <style:style style:name="T48" style:family="text">
      <style:text-properties officeooo:rsid="00a7925b"/>
    </style:style>
    <style:style style:name="T49" style:family="text">
      <style:text-properties officeooo:rsid="00aee1ce"/>
    </style:style>
    <style:style style:name="T50" style:family="text">
      <style:text-properties officeooo:rsid="00b0e284"/>
    </style:style>
    <style:style style:name="T51" style:family="text">
      <style:text-properties officeooo:rsid="00b7fae8"/>
    </style:style>
    <style:style style:name="T52" style:family="text">
      <style:text-properties officeooo:rsid="00b90614"/>
    </style:style>
    <style:style style:name="T53" style:family="text">
      <style:text-properties officeooo:rsid="00b90614" loext:padding="0in" loext:border="none"/>
    </style:style>
    <style:style style:name="T54" style:family="text">
      <style:text-properties officeooo:rsid="00badbd7"/>
    </style:style>
    <style:style style:name="T55" style:family="text">
      <style:text-properties officeooo:rsid="00bcc8cb"/>
    </style:style>
    <style:style style:name="T56" style:family="text">
      <style:text-properties officeooo:rsid="00bd4fce"/>
    </style:style>
    <style:style style:name="T57" style:family="text">
      <style:text-properties officeooo:rsid="00bdaea0"/>
    </style:style>
    <style:style style:name="T58" style:family="text">
      <style:text-properties officeooo:rsid="00be41c6"/>
    </style:style>
    <style:style style:name="T59" style:family="text">
      <style:text-properties officeooo:rsid="00c19b2f"/>
    </style:style>
    <style:style style:name="T60" style:family="text">
      <style:text-properties officeooo:rsid="00c27adb"/>
    </style:style>
    <style:style style:name="T61" style:family="text">
      <style:text-properties officeooo:rsid="00c3718c"/>
    </style:style>
    <style:style style:name="T62" style:family="text">
      <style:text-properties officeooo:rsid="00c9a7c9"/>
    </style:style>
    <style:style style:name="T63" style:family="text">
      <style:text-properties officeooo:rsid="00cce2f9"/>
    </style:style>
    <style:style style:name="T64" style:family="text">
      <style:text-properties officeooo:rsid="00cdf858"/>
    </style:style>
    <style:style style:name="T65" style:family="text">
      <style:text-properties officeooo:rsid="00cecc8c"/>
    </style:style>
    <style:style style:name="T66" style:family="text">
      <style:text-properties officeooo:rsid="00d01277"/>
    </style:style>
    <style:style style:name="T67" style:family="text">
      <style:text-properties officeooo:rsid="00e08881"/>
    </style:style>
    <style:style style:name="T68" style:family="text">
      <style:text-properties officeooo:rsid="00e6f834"/>
    </style:style>
    <style:style style:name="T69" style:family="text">
      <style:text-properties officeooo:rsid="00e84f20"/>
    </style:style>
    <style:style style:name="T70" style:family="text">
      <style:text-properties officeooo:rsid="00ea05ff"/>
    </style:style>
    <style:style style:name="T71" style:family="text">
      <style:text-properties officeooo:rsid="00eba5f1"/>
    </style:style>
    <style:style style:name="T72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T73" style:family="text">
      <style:text-properties fo:color="#2f5361" loext:opacity="100%" style:font-name="Source Sans Pro" fo:font-weight="bold" style:font-weight-asian="bold" style:font-weight-complex="bold"/>
    </style:style>
    <style:style style:name="T74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1. <text:span text:style-name="T41">Co je hlavím cílem projektu openSUSE</text:span><text:span text:style-name="T18">?</text:span></text:p>
      <text:p text:style-name="P2">a) <text:span text:style-name="T42">Vyvíjet mobilní aplikace</text:span></text:p>
      <text:p text:style-name="P2">b) <text:span text:style-name="T43">Podpor</text:span><text:span text:style-name="T67">a</text:span><text:span text:style-name="T43"> a ší</text:span><text:span text:style-name="T67">ření</text:span> <text:span text:style-name="T44">otevřeného software</text:span></text:p>
      <text:p text:style-name="P2">c) <text:span text:style-name="T42">Produkce videoher</text:span></text:p>
      <text:p text:style-name="P2">d) <text:span text:style-name="T43">Výzkum Umělé Inteligence</text:span></text:p>
      <text:p text:style-name="P48"/>
      <text:p text:style-name="P46">2. <text:span text:style-name="T26">Jak se jmenuje maskot projektu openSUSE?</text:span></text:p>
      <text:p text:style-name="P2">a) Jackson</text:p>
      <text:p text:style-name="P2">b) Pascal</text:p>
      <text:p text:style-name="P49">c) <text:span text:style-name="T18">Geeko</text:span></text:p>
      <text:p text:style-name="P2">d) Squirtle</text:p>
      <text:p text:style-name="P48"/>
      <text:p text:style-name="P37">3. <text:span text:style-name="T45">Jak</text:span><text:span text:style-name="T46">é je jméno</text:span><text:span text:style-name="T45"> openSUSE rolling distribuce</text:span><text:span text:style-name="T18">?</text:span></text:p>
      <text:p text:style-name="P3">a) openSUSE Tumbleweed</text:p>
      <text:p text:style-name="P3">b) openSUSE Leap</text:p>
      <text:p text:style-name="P3">c) openSUSE Chameleon</text:p>
      <text:p text:style-name="P3">d) openSUSE Slinky</text:p>
      <text:p text:style-name="P48"/>
      <text:p text:style-name="P38">4. <text:span text:style-name="T47">Které openSUSE distribuce cílí na stabilitu, spolehlivost a je vydávána jednou ročně? </text:span></text:p>
      <text:p text:style-name="P4">a) openSUSE Rolling</text:p>
      <text:p text:style-name="P5">b) openSUSE Tumbleweed</text:p>
      <text:p text:style-name="P6">c) openSUSE Leap</text:p>
      <text:p text:style-name="P7">d) openSUSE Breezy</text:p>
      <text:p text:style-name="P48"/>
      <text:p text:style-name="P39">5. <text:span text:style-name="T48">Jak se jmenuje</text:span><text:span text:style-name="T18"> </text:span><text:span text:style-name="T27">správce</text:span><text:span text:style-name="T18"> </text:span><text:span text:style-name="T27">balíčku </text:span><text:span text:style-name="T28">v</text:span><text:span text:style-name="T18"> openSUSE?</text:span></text:p>
      <text:p text:style-name="P8">a) Yum</text:p>
      <text:p text:style-name="P9">b) DNF</text:p>
      <text:p text:style-name="P10">c) Zypper</text:p>
      <text:p text:style-name="P11">d) Apt</text:p>
      <text:p text:style-name="P48"/>
      <text:p text:style-name="P40">6. <text:span text:style-name="T49">Které</text:span><text:span text:style-name="T18"> desktop</text:span><text:span text:style-name="T30">ové</text:span><text:span text:style-name="T18"> </text:span><text:span text:style-name="T29">prostředí je výchozí v</text:span><text:span text:style-name="T18"> openSUSE Leap </text:span><text:span text:style-name="T22">15</text:span><text:span text:style-name="T18">?</text:span></text:p>
      <text:p text:style-name="P12">a) GNOME</text:p>
      <text:p text:style-name="P13">b) KDE Plasma</text:p>
      <text:p text:style-name="P14">c) Xfce </text:p>
      <text:p text:style-name="P14">d) Ž<text:span text:style-name="T69">ádné, uživatel si musí </text:span><text:span text:style-name="T71">sám </text:span><text:span text:style-name="T69">vybrat</text:span></text:p>
      <text:p text:style-name="P48"/>
      <text:p text:style-name="P41">7. <text:span text:style-name="T50">Jak se jmenuje</text:span><text:span text:style-name="T18"> </text:span><text:span text:style-name="T33">systém sestavování balíku v </text:span><text:span text:style-name="T18">openSUSE?</text:span></text:p>
      <text:p text:style-name="P15">a) OBS (Open Build Service)</text:p>
      <text:p text:style-name="P48">b) <text:span text:style-name="T35">Weblate</text:span></text:p>
      <text:p text:style-name="P48">c) <text:span text:style-name="T35">Koji</text:span></text:p>
      <text:p text:style-name="P48">d) <text:span text:style-name="T35">Autobuilder</text:span></text:p>
      <text:p text:style-name="P48"/>
      <text:p text:style-name="P45">8. <text:span text:style-name="T18">Jak se jmenuje nejmenší chameleon na světě, který je původem z Madagaskaru a obvykle měří kolem 28-33 milimetrů (1,1 až 1,3 palce) na délku?</text:span></text:p>
      <text:p text:style-name="P32">a) Giant Chameleon</text:p>
      <text:p text:style-name="P32">b) <text:span text:style-name="T68">Brookesia micra</text:span></text:p>
      <text:p text:style-name="P32">c) Dwarf Chameleon</text:p>
      <text:p text:style-name="P32"><draw:frame text:anchor-type="paragraph" draw:z-index="8" draw:name="Text Frame 3" draw:style-name="gr1" draw:text-style-name="P59" svg:width="5.2768in" svg:height="0.3335in" svg:x="-0.6063in" svg:y="0.5264in"><draw:text-box><text:p text:style-name="P57"><text:span text:style-name="T72">Kvíz má dvě strany. Nezapomeňte se podepsat, jinak Vás nebudeme moci přidat do loterie o dárkové předměty.</text:span></text:p><text:p text:style-name="P57"><text:span text:style-name="T72">Ceny obdrží pouze ti, kteří budou fyzicky přítomni při slosovaní.</text:span></text:p></draw:text-box></draw:frame>d) Mini Chameleon</text:p>
      <text:p text:style-name="P51"><text:soft-page-break/><text:span text:style-name="T2">9</text:span><text:span text:style-name="T1">. </text:span><text:span text:style-name="T4">Které</text:span><text:span text:style-name="T5"> openSUSE </text:span><text:span text:style-name="T6">distribuce </text:span><text:span text:style-name="T10">využívající trasakční aktualizace </text:span><text:span text:style-name="T8">p</text:span><text:span text:style-name="T6">oskytují moderní </text:span><text:span text:style-name="T9">minimální </text:span><text:span text:style-name="T6">system pro běh kontejnerů </text:span><text:span text:style-name="T7">a jiných “workloads”?</text:span></text:p>
      <text:p text:style-name="P33">a) MicroO<text:span text:style-name="T36">S and openSUSE Leap Micro</text:span></text:p>
      <text:p text:style-name="P52">b) <text:span text:style-name="T40">openSUSE Leap and Tumbleweed</text:span></text:p>
      <text:p text:style-name="P52">c) <text:span text:style-name="T18">openSUSE Nano </text:span><text:span text:style-name="T21">and E</text:span><text:span text:style-name="T23">d</text:span></text:p>
      <text:p text:style-name="P52"><text:span text:style-name="T23">d) openSUSE </text:span><text:span text:style-name="T24">Core </text:span><text:span text:style-name="T25">and Atomic</text:span></text:p>
      <text:p text:style-name="P54"/>
      <text:p text:style-name="P47"><text:span text:style-name="T14">10</text:span><text:span text:style-name="T13">. </text:span><text:span text:style-name="T15">Jak můžete provést změny na kořenový oddíl (root partition) na systému využívajícím transakční aktualizace (</text:span><text:span text:style-name="T19">transactional-update</text:span><text:span text:style-name="T20">)</text:span><text:span text:style-name="T19">?</text:span></text:p>
      <text:p text:style-name="P16">a) <text:span text:style-name="T66">Příkazem</text:span><text:span text:style-name="T63"> </text:span>transactional-update shell <text:span text:style-name="T63">a následným restartem</text:span></text:p>
      <text:p text:style-name="P17">b) <text:span text:style-name="T63">Získáním </text:span><text:span text:style-name="T64">mega</text:span><text:span text:style-name="T63"> oprávnění skrze</text:span> sudo-sudo</text:p>
      <text:p text:style-name="P53"><text:span text:style-name="T16">c) </text:span><text:span text:style-name="T17">Použítím</text:span><text:span text:style-name="T16"> </text:span><text:span text:style-name="T17">S</text:span><text:span text:style-name="T16">alt </text:span><text:span text:style-name="T17">nebo</text:span><text:span text:style-name="T16"> </text:span><text:span text:style-name="T17">A</text:span><text:span text:style-name="T16">nsible</text:span></text:p>
      <text:p text:style-name="P18">d) <text:span text:style-name="T65">Musíte soubory upravovat pod uživatelem netrunner a překřížit přitom prsty.</text:span></text:p>
      <text:p text:style-name="P48"/>
      <text:p text:style-name="P50"><text:span text:style-name="T1">1</text:span><text:span text:style-name="T2">1</text:span><text:span text:style-name="T1">. </text:span><text:span text:style-name="T3">Co je výchozí souborový system v</text:span><text:span text:style-name="T5"> openSUSE?</text:span></text:p>
      <text:p text:style-name="P19">a) NTFS</text:p>
      <text:p text:style-name="P20">b) FAT32</text:p>
      <text:p text:style-name="P21">c) Btrfs</text:p>
      <text:p text:style-name="P22">d) ZFS</text:p>
      <text:p text:style-name="P48"/>
      <text:p text:style-name="P42">1<text:span text:style-name="T39">2</text:span>. <text:span text:style-name="T59">Co je v</text:span><text:span text:style-name="T18"> openSUSE <text:s/>"YaST"?</text:span></text:p>
      <text:p text:style-name="P23">a) <text:span text:style-name="T59">Druh chameleona pocházející z Afriky</text:span></text:p>
      <text:p text:style-name="P24">b) <text:span text:style-name="T62">Svobodný s</text:span>oftware pro konfiguraci operačního systému</text:p>
      <text:p text:style-name="P25">c) <text:span text:style-name="T60">Výchozí prohlížeč</text:span></text:p>
      <text:p text:style-name="P26">d) <text:span text:style-name="T61">Programovací jazyk</text:span></text:p>
      <text:p text:style-name="P55"/>
      <text:p text:style-name="P48"/>
      <text:p text:style-name="P43">1<text:span text:style-name="T38">3</text:span>. <text:span text:style-name="T55">Co je cílem distribuce </text:span><text:span text:style-name="T18">openSUSE Aeon?</text:span></text:p>
      <text:p text:style-name="P48">a) <text:span text:style-name="T58">Moderní desktop s GNOME využívající trasakční aktualizace</text:span></text:p>
      <text:p text:style-name="P27">b) <text:span text:style-name="T56">Věda a Výzkum</text:span></text:p>
      <text:p text:style-name="P28">c) <text:span text:style-name="T56">Kontejnerizace</text:span></text:p>
      <text:p text:style-name="P29">d) Enterprise <text:span text:style-name="T57">využití</text:span></text:p>
      <text:p text:style-name="P48"/>
      <text:p text:style-name="P35">1<text:span text:style-name="T38">4</text:span>. <text:span text:style-name="T54">Kde se mohu dozvedět víze o projektech </text:span><text:span text:style-name="T37">Rancher a SUSE?</text:span></text:p>
      <text:p text:style-name="P48">a) <text:span text:style-name="T37">Rancher Academy</text:span></text:p>
      <text:p text:style-name="P48">b) <text:span text:style-name="T37">Cow College</text:span></text:p>
      <text:p text:style-name="P48">c) <text:span text:style-name="T37">Moo University</text:span></text:p>
      <text:p text:style-name="P48">d) <text:span text:style-name="T37">Cowboy Hat</text:span></text:p>
      <text:p text:style-name="P48"/>
      <text:p text:style-name="P44">1<text:span text:style-name="T38">5</text:span>. <text:span text:style-name="T31">Chameleoni jsou především nalezeni v</text:span><text:span text:style-name="T32">e</text:span><text:span text:style-name="T31"> které části světa?</text:span></text:p>
      <text:p text:style-name="P30">a) <text:span text:style-name="T51">Jižní Amerika</text:span></text:p>
      <text:p text:style-name="P31">b) <text:span text:style-name="T51">Afrika</text:span> and Madagas<text:span text:style-name="T51">k</text:span>ar</text:p>
      <text:p text:style-name="P34"><draw:frame text:anchor-type="paragraph" draw:z-index="9" draw:name="Text Frame 5" draw:style-name="gr1" draw:text-style-name="P58" svg:width="5.8276in" svg:height="0.3335in" svg:x="-0.7854in" svg:y="0.5189in"><draw:text-box><text:p text:style-name="P57"><text:span text:style-name="T72">Kvíz má dvě strany. Nezapomeňte se podepsat, jinak Vás nebudeme moci přidat do loterie o dárkové předměty.</text:span></text:p><text:p text:style-name="P57"><text:span text:style-name="T72">Ceny obdrží pouze ti, kteří budou fyzicky přítomni při slosovaní.</text:span></text:p></draw:text-box></draw:frame><text:span text:style-name="T34">c) </text:span><text:span text:style-name="T53">Jihovýchodní </text:span><text:span text:style-name="T34">Asi</text:span><text:span text:style-name="T53">e</text:span></text:p>
      <text:p text:style-name="P32">d) <text:span text:style-name="T52">Austráli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" svg:font-family="'Linux Libertine', Georgia, Times, serif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e13d36"/>
    </style:style>
    <style:style style:name="MT4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2" draw:style-name="Mgr3" draw:text-style-name="MP4" svg:width="0.9598in" svg:height="0.2831in" svg:x="3.7535in" svg:y="-0.4055in"><draw:text-box><text:p><text:span text:style-name="MT2">QU1Z!</text:span></text:p></draw:text-box></draw:frame><text:span text:style-name="MT3">Vaše Jméno</text:span>:<text:span text:style-name="MT4">_____________</text:span><draw:frame draw:style-name="Mfr1" draw:name="Image1" text:anchor-type="char" svg:x="3.1217in" svg:y="-0.6736in" svg:width="0.5591in" svg:height="0.5555in" draw:z-index="3"><draw:image xlink:href="Pictures/100000010000010000000100E315EDB187116230.png" xlink:type="simple" xlink:show="embed" xlink:actuate="onLoad" draw:mime-type="image/png"/></draw:frame><text:span text:style-name="MT4">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3-10-09T13:33:54.840798014</dc:date>
    <meta:editing-duration>PT6H8M19S</meta:editing-duration>
    <meta:editing-cycles>179</meta:editing-cycles>
    <meta:generator>LibreOffice/7.5.4.1$Linux_X86_64 LibreOffice_project/50$Build-1</meta:generator>
    <meta:document-statistic meta:table-count="0" meta:image-count="1" meta:object-count="0" meta:page-count="2" meta:paragraph-count="76" meta:word-count="374" meta:character-count="2320" meta:non-whitespace-character-count="2019"/>
  </office:meta>
</office:document-meta>
</file>